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Source Han Sans CN Regular" style:font-name-complex="Lohit Devanagari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453.51pt" svg:height="255.09pt" svg:x="194.83pt" svg:y="79.65pt">
            <draw:object draw:notify-on-update-of-ranges="Sheet1.D1:Sheet1.D6 Sheet1.E1:Sheet1.E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23pt" svg:x="198.31pt" svg:y="359.15pt">
            <draw:object draw:notify-on-update-of-ranges="Sheet1.D1:Sheet1.D6 Sheet1.F1:Sheet1.F6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188.28pt" svg:y="648.74pt">
            <draw:object draw:notify-on-update-of-ranges="Sheet1.D1:Sheet1.D6 Sheet1.G1:Sheet1.G6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table:number-columns-repeated="3"/>
          <table:table-cell office:value-type="float" office:value="0.3" calcext:value-type="float">
            <text:p>0.3</text:p>
          </table:table-cell>
          <table:table-cell office:value-type="float" office:value="0.3619796" calcext:value-type="float">
            <text:p>0.3619796</text:p>
          </table:table-cell>
          <table:table-cell office:value-type="float" office:value="2.11214227214" calcext:value-type="float">
            <text:p>2.1121422721</text:p>
          </table:table-cell>
          <table:table-cell office:value-type="float" office:value="0.7024036" calcext:value-type="float">
            <text:p>0.7024036</text:p>
          </table:table-cell>
        </table:table-row>
        <table:table-row table:style-name="ro1">
          <table:table-cell table:number-columns-repeated="3"/>
          <table:table-cell office:value-type="float" office:value="0.4" calcext:value-type="float">
            <text:p>0.4</text:p>
          </table:table-cell>
          <table:table-cell office:value-type="float" office:value="0.5278194" calcext:value-type="float">
            <text:p>0.5278194</text:p>
          </table:table-cell>
          <table:table-cell office:value-type="float" office:value="2.47802081804" calcext:value-type="float">
            <text:p>2.478020818</text:p>
          </table:table-cell>
          <table:table-cell office:value-type="float" office:value="0.6010916" calcext:value-type="float">
            <text:p>0.6010916</text:p>
          </table:table-cell>
        </table:table-row>
        <table:table-row table:style-name="ro1">
          <table:table-cell table:number-columns-repeated="3"/>
          <table:table-cell office:value-type="float" office:value="0.5" calcext:value-type="float">
            <text:p>0.5</text:p>
          </table:table-cell>
          <table:table-cell office:value-type="float" office:value="0.7449178" calcext:value-type="float">
            <text:p>0.7449178</text:p>
          </table:table-cell>
          <table:table-cell office:value-type="float" office:value="2.4981469" calcext:value-type="float">
            <text:p>2.4981469</text:p>
          </table:table-cell>
          <table:table-cell office:value-type="float" office:value="0.4966716" calcext:value-type="float">
            <text:p>0.4966716</text:p>
          </table:table-cell>
        </table:table-row>
        <table:table-row table:style-name="ro1">
          <table:table-cell table:number-columns-repeated="3"/>
          <table:table-cell office:value-type="float" office:value="0.6" calcext:value-type="float">
            <text:p>0.6</text:p>
          </table:table-cell>
          <table:table-cell office:value-type="float" office:value="1.0637902" calcext:value-type="float">
            <text:p>1.0637902</text:p>
          </table:table-cell>
          <table:table-cell office:value-type="float" office:value="2.5213879" calcext:value-type="float">
            <text:p>2.5213879</text:p>
          </table:table-cell>
          <table:table-cell office:value-type="float" office:value="0.3943348" calcext:value-type="float">
            <text:p>0.3943348</text:p>
          </table:table-cell>
        </table:table-row>
        <table:table-row table:style-name="ro1">
          <table:table-cell table:number-columns-repeated="3"/>
          <table:table-cell office:value-type="float" office:value="0.7" calcext:value-type="float">
            <text:p>0.7</text:p>
          </table:table-cell>
          <table:table-cell office:value-type="float" office:value="1.4479026" calcext:value-type="float">
            <text:p>1.4479026</text:p>
          </table:table-cell>
          <table:table-cell office:value-type="float" office:value="3.90805868" calcext:value-type="float">
            <text:p>3.90805868</text:p>
          </table:table-cell>
          <table:table-cell office:value-type="float" office:value="0.30499" calcext:value-type="float">
            <text:p>0.30499</text:p>
          </table:table-cell>
        </table:table-row>
        <table:table-row table:style-name="ro1">
          <table:table-cell table:number-columns-repeated="3"/>
          <table:table-cell office:value-type="float" office:value="0.8" calcext:value-type="float">
            <text:p>0.8</text:p>
          </table:table-cell>
          <table:table-cell office:value-type="float" office:value="2.2842668" calcext:value-type="float">
            <text:p>2.2842668</text:p>
          </table:table-cell>
          <table:table-cell office:value-type="float" office:value="3.61415" calcext:value-type="float">
            <text:p>3.61415</text:p>
          </table:table-cell>
          <table:table-cell office:value-type="float" office:value="0.2014" calcext:value-type="float">
            <text:p>0.2014</text:p>
          </table:table-cell>
        </table:table-row>
      </table:table>
      <table:table table:name="Sheet2" table:style-name="ta1">
        <table:shapes>
          <draw:frame draw:z-index="0" draw:style-name="gr1" draw:text-style-name="P1" svg:width="453.51pt" svg:height="255.09pt" svg:x="0pt" svg:y="932.68pt">
            <draw:object draw:notify-on-update-of-ranges="Sheet2.A2:Sheet2.A10 Sheet2.B2:Sheet2.B10 Sheet2.A2:Sheet2.A10 Sheet2.C2:Sheet2.C10 Sheet2.A2:Sheet2.A10 Sheet2.D2:Sheet2.D10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624.19pt" svg:height="342.74pt" svg:x="48.27pt" svg:y="798.26pt">
            <draw:object draw:notify-on-update-of-ranges="Sheet2.A17:Sheet2.A25 Sheet2.B17:Sheet2.B25 Sheet2.A17:Sheet2.A25 Sheet2.C17:Sheet2.C25 Sheet2.A17:Sheet2.A25 Sheet2.D17:Sheet2.D25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2" draw:style-name="gr1" draw:text-style-name="P1" svg:width="453.51pt" svg:height="255.09pt" svg:x="323.77pt" svg:y="1111.63pt">
            <draw:object draw:notify-on-update-of-ranges="Sheet2.E29:Sheet2.E37 Sheet2.F29:Sheet2.F37 Sheet2.E29:Sheet2.E37 Sheet2.G29:Sheet2.G37 Sheet2.E29:Sheet2.E37 Sheet2.H29:Sheet2.H37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3" draw:style-name="gr1" draw:text-style-name="P1" svg:width="453.51pt" svg:height="255.09pt" svg:x="514.86pt" svg:y="41.22pt">
            <draw:object draw:notify-on-update-of-ranges="Sheet2.E4:Sheet2.E12 Sheet2.F4:Sheet2.F12 Sheet2.E4:Sheet2.E12 Sheet2.G4:Sheet2.G12 Sheet2.E4:Sheet2.E12 Sheet2.H4:Sheet2.H12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Queue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.050373" calcext:value-type="float">
            <text:p>1.050373</text:p>
          </table:table-cell>
          <table:table-cell office:value-type="float" office:value="1.0956235" calcext:value-type="float">
            <text:p>1.0956235</text:p>
          </table:table-cell>
          <table:table-cell office:value-type="float" office:value="1.0783075" calcext:value-type="float">
            <text:p>1.0783075</text:p>
          </table:table-cell>
          <table:table-cell table:number-columns-repeated="4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4148055" calcext:value-type="float">
            <text:p>1.4148055</text:p>
          </table:table-cell>
          <table:table-cell office:value-type="float" office:value="1.431571" calcext:value-type="float">
            <text:p>1.431571</text:p>
          </table:table-cell>
          <table:table-cell office:value-type="float" office:value="1.607317" calcext:value-type="float">
            <text:p>1.607317</text:p>
          </table:table-cell>
          <table:table-cell office:value-type="string" calcext:value-type="string">
            <text:p>Lost</text:p>
          </table:table-cell>
          <table:table-cell table:number-columns-repeated="3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2.7216185" calcext:value-type="float">
            <text:p>2.7216185</text:p>
          </table:table-cell>
          <table:table-cell office:value-type="float" office:value="2.0086185" calcext:value-type="float">
            <text:p>2.0086185</text:p>
          </table:table-cell>
          <table:table-cell office:value-type="float" office:value="2.4144965" calcext:value-type="float">
            <text:p>2.4144965</text:p>
          </table:table-cell>
          <table:table-cell office:value-type="float" office:value="0.6" calcext:value-type="float">
            <text:p>0.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3.421083" calcext:value-type="float">
            <text:p>3.421083</text:p>
          </table:table-cell>
          <table:table-cell office:value-type="float" office:value="3.9552375" calcext:value-type="float">
            <text:p>3.9552375</text:p>
          </table:table-cell>
          <table:table-cell office:value-type="float" office:value="3.8804885" calcext:value-type="float">
            <text:p>3.8804885</text:p>
          </table:table-cell>
          <table:table-cell office:value-type="float" office:value="0.7" calcext:value-type="float">
            <text:p>0.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4786805" calcext:value-type="float">
            <text:p>5.4786805</text:p>
          </table:table-cell>
          <table:table-cell office:value-type="float" office:value="13.3323095" calcext:value-type="float">
            <text:p>13.3323095</text:p>
          </table:table-cell>
          <table:table-cell office:value-type="float" office:value="14.873063" calcext:value-type="float">
            <text:p>14.873063</text:p>
          </table:table-cell>
          <table:table-cell office:value-type="float" office:value="0.8" calcext:value-type="float">
            <text:p>0.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6.5146575" calcext:value-type="float">
            <text:p>6.5146575</text:p>
          </table:table-cell>
          <table:table-cell office:value-type="float" office:value="17.4044565" calcext:value-type="float">
            <text:p>17.4044565</text:p>
          </table:table-cell>
          <table:table-cell office:value-type="float" office:value="32.3418" calcext:value-type="float">
            <text:p>32.3418</text:p>
          </table:table-cell>
          <table:table-cell office:value-type="float" office:value="0.9" calcext:value-type="float">
            <text:p>0.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7.340239" calcext:value-type="float">
            <text:p>7.340239</text:p>
          </table:table-cell>
          <table:table-cell office:value-type="float" office:value="20.993303" calcext:value-type="float">
            <text:p>20.993303</text:p>
          </table:table-cell>
          <table:table-cell office:value-type="float" office:value="41.67" calcext:value-type="float">
            <text:p>41.67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8.2503185" calcext:value-type="float">
            <text:p>8.2503185</text:p>
          </table:table-cell>
          <table:table-cell office:value-type="float" office:value="22.138128" calcext:value-type="float">
            <text:p>22.138128</text:p>
          </table:table-cell>
          <table:table-cell office:value-type="float" office:value="43.185" calcext:value-type="float">
            <text:p>43.185</text:p>
          </table:table-cell>
          <table:table-cell office:value-type="float" office:value="1.1" calcext:value-type="float">
            <text:p>1.1</text:p>
          </table:table-cell>
          <table:table-cell office:value-type="float" office:value="87" calcext:value-type="float">
            <text:p>87</text:p>
          </table:table-cell>
          <table:table-cell office:value-type="float" office:value="104" calcext:value-type="float">
            <text:p>10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8.3946455" calcext:value-type="float">
            <text:p>8.3946455</text:p>
          </table:table-cell>
          <table:table-cell office:value-type="float" office:value="22.665993" calcext:value-type="float">
            <text:p>22.665993</text:p>
          </table:table-cell>
          <table:table-cell office:value-type="float" office:value="46.426" calcext:value-type="float">
            <text:p>46.426</text:p>
          </table:table-cell>
          <table:table-cell office:value-type="float" office:value="1.2" calcext:value-type="float">
            <text:p>1.2</text:p>
          </table:table-cell>
          <table:table-cell office:value-type="float" office:value="221" calcext:value-type="float">
            <text:p>221</text:p>
          </table:table-cell>
          <table:table-cell office:value-type="float" office:value="174" calcext:value-type="float">
            <text:p>17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number-columns-repeated="4"/>
          <table:table-cell office:value-type="float" office:value="1.3" calcext:value-type="float">
            <text:p>1.3</text:p>
          </table:table-cell>
          <table:table-cell office:value-type="float" office:value="330" calcext:value-type="float">
            <text:p>330</text:p>
          </table:table-cell>
          <table:table-cell office:value-type="float" office:value="249" calcext:value-type="float">
            <text:p>249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table:number-columns-repeated="4"/>
          <table:table-cell office:value-type="float" office:value="1.4" calcext:value-type="float">
            <text:p>1.4</text:p>
          </table:table-cell>
          <table:table-cell office:value-type="float" office:value="332" calcext:value-type="float">
            <text:p>332</text:p>
          </table:table-cell>
          <table:table-cell office:value-type="float" office:value="344" calcext:value-type="float">
            <text:p>344</text:p>
          </table:table-cell>
          <table:table-cell office:value-type="float" office:value="318" calcext:value-type="float">
            <text:p>318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Delay</text:p>
          </table:table-cell>
          <table:table-cell table:number-columns-repeated="3"/>
          <table:table-cell office:value-type="string" calcext:value-type="string">
            <text:p>Idle (time sec)</text:p>
          </table:table-cell>
          <table:table-cell table:number-columns-repeated="3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220405021546" calcext:value-type="float">
            <text:p>0.0022040502</text:p>
          </table:table-cell>
          <table:table-cell office:value-type="float" office:value="0.0027647828" calcext:value-type="float">
            <text:p>0.0027647828</text:p>
          </table:table-cell>
          <table:table-cell office:value-type="float" office:value="0.0043605" calcext:value-type="float">
            <text:p>0.0043605</text:p>
          </table:table-cell>
          <table:table-cell office:value-type="float" office:value="0.6" calcext:value-type="float">
            <text:p>0.6</text:p>
          </table:table-cell>
          <table:table-cell office:value-type="float" office:value="0.807294" calcext:value-type="float">
            <text:p>0.807294</text:p>
          </table:table-cell>
          <table:table-cell office:value-type="float" office:value="0.774039" calcext:value-type="float">
            <text:p>0.774039</text:p>
          </table:table-cell>
          <table:table-cell office:value-type="float" office:value="0.757501" calcext:value-type="float">
            <text:p>0.757501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0296774795" calcext:value-type="float">
            <text:p>0.002967748</text:p>
          </table:table-cell>
          <table:table-cell office:value-type="float" office:value="0.00220078711765" calcext:value-type="float">
            <text:p>0.0022007871</text:p>
          </table:table-cell>
          <table:table-cell office:value-type="float" office:value="0.0043605" calcext:value-type="float">
            <text:p>0.0043605</text:p>
          </table:table-cell>
          <table:table-cell office:value-type="float" office:value="0.7" calcext:value-type="float">
            <text:p>0.7</text:p>
          </table:table-cell>
          <table:table-cell office:value-type="float" office:value="0.619166" calcext:value-type="float">
            <text:p>0.619166</text:p>
          </table:table-cell>
          <table:table-cell office:value-type="float" office:value="0.626462" calcext:value-type="float">
            <text:p>0.626462</text:p>
          </table:table-cell>
          <table:table-cell office:value-type="float" office:value="0.553253" calcext:value-type="float">
            <text:p>0.553253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0104936846078" calcext:value-type="float">
            <text:p>0.0104936846</text:p>
          </table:table-cell>
          <table:table-cell office:value-type="float" office:value="0.00330141154856" calcext:value-type="float">
            <text:p>0.0033014115</text:p>
          </table:table-cell>
          <table:table-cell office:value-type="float" office:value="0.003236385" calcext:value-type="float">
            <text:p>0.003236385</text:p>
          </table:table-cell>
          <table:table-cell office:value-type="float" office:value="0.8" calcext:value-type="float">
            <text:p>0.8</text:p>
          </table:table-cell>
          <table:table-cell office:value-type="float" office:value="0.347866" calcext:value-type="float">
            <text:p>0.347866</text:p>
          </table:table-cell>
          <table:table-cell office:value-type="float" office:value="0.428535" calcext:value-type="float">
            <text:p>0.428535</text:p>
          </table:table-cell>
          <table:table-cell office:value-type="float" office:value="0.381714" calcext:value-type="float">
            <text:p>0.381714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00327886501947" calcext:value-type="float">
            <text:p>0.003278865</text:p>
          </table:table-cell>
          <table:table-cell office:value-type="float" office:value="0.00940236276" calcext:value-type="float">
            <text:p>0.0094023628</text:p>
          </table:table-cell>
          <table:table-cell office:value-type="float" office:value="0.006165" calcext:value-type="float">
            <text:p>0.006165</text:p>
          </table:table-cell>
          <table:table-cell office:value-type="float" office:value="0.9" calcext:value-type="float">
            <text:p>0.9</text:p>
          </table:table-cell>
          <table:table-cell office:value-type="float" office:value="0.212385" calcext:value-type="float">
            <text:p>0.212385</text:p>
          </table:table-cell>
          <table:table-cell office:value-type="float" office:value="0.272423" calcext:value-type="float">
            <text:p>0.272423</text:p>
          </table:table-cell>
          <table:table-cell office:value-type="float" office:value="0.224579" calcext:value-type="float">
            <text:p>0.22457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904288901255" calcext:value-type="float">
            <text:p>0.009042889</text:p>
          </table:table-cell>
          <table:table-cell office:value-type="float" office:value="0.0426592866" calcext:value-type="float">
            <text:p>0.0426592866</text:p>
          </table:table-cell>
          <table:table-cell office:value-type="float" office:value="0.05354298" calcext:value-type="float">
            <text:p>0.05354298</text:p>
          </table:table-cell>
          <table:table-cell office:value-type="float" office:value="1" calcext:value-type="float">
            <text:p>1</text:p>
          </table:table-cell>
          <table:table-cell office:value-type="float" office:value="0.080246" calcext:value-type="float">
            <text:p>0.080246</text:p>
          </table:table-cell>
          <table:table-cell office:value-type="float" office:value="0.061326" calcext:value-type="float">
            <text:p>0.061326</text:p>
          </table:table-cell>
          <table:table-cell office:value-type="float" office:value="0.070808" calcext:value-type="float">
            <text:p>0.070808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0.0182731" calcext:value-type="float">
            <text:p>0.0182731</text:p>
          </table:table-cell>
          <table:table-cell office:value-type="float" office:value="0.0398728790098" calcext:value-type="float">
            <text:p>0.039872879</text:p>
          </table:table-cell>
          <table:table-cell office:value-type="float" office:value="0.07956763" calcext:value-type="float">
            <text:p>0.07956763</text:p>
          </table:table-cell>
          <table:table-cell office:value-type="float" office:value="1.1" calcext:value-type="float">
            <text:p>1.1</text:p>
          </table:table-cell>
          <table:table-cell office:value-type="float" office:value="0.037997" calcext:value-type="float">
            <text:p>0.037997</text:p>
          </table:table-cell>
          <table:table-cell office:value-type="float" office:value="0.020604" calcext:value-type="float">
            <text:p>0.020604</text:p>
          </table:table-cell>
          <table:table-cell office:value-type="float" office:value="0.020096" calcext:value-type="float">
            <text:p>0.020096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0092158702977" calcext:value-type="float">
            <text:p>0.0092158703</text:p>
          </table:table-cell>
          <table:table-cell office:value-type="float" office:value="0.0394372933" calcext:value-type="float">
            <text:p>0.0394372933</text:p>
          </table:table-cell>
          <table:table-cell office:value-type="float" office:value="0.09191126" calcext:value-type="float">
            <text:p>0.09191126</text:p>
          </table:table-cell>
          <table:table-cell office:value-type="float" office:value="1.2" calcext:value-type="float">
            <text:p>1.2</text:p>
          </table:table-cell>
          <table:table-cell office:value-type="float" office:value="0.012496" calcext:value-type="float">
            <text:p>0.012496</text:p>
          </table:table-cell>
          <table:table-cell office:value-type="float" office:value="0.000167" calcext:value-type="float">
            <text:p>0.000167</text:p>
          </table:table-cell>
          <table:table-cell office:value-type="float" office:value="0.001559" calcext:value-type="float">
            <text:p>0.001559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0.018789198" calcext:value-type="float">
            <text:p>0.018789198</text:p>
          </table:table-cell>
          <table:table-cell office:value-type="float" office:value="0.048800207" calcext:value-type="float">
            <text:p>0.048800207</text:p>
          </table:table-cell>
          <table:table-cell office:value-type="float" office:value="0.094854" calcext:value-type="float">
            <text:p>0.094854</text:p>
          </table:table-cell>
          <table:table-cell office:value-type="float" office:value="1.3" calcext:value-type="float">
            <text:p>1.3</text:p>
          </table:table-cell>
          <table:table-cell office:value-type="float" office:value="0.004454" calcext:value-type="float">
            <text:p>0.004454</text:p>
          </table:table-cell>
          <table:table-cell office:value-type="float" office:value="0.000302" calcext:value-type="float">
            <text:p>0.000302</text:p>
          </table:table-cell>
          <table:table-cell office:value-type="float" office:value="0.002511" calcext:value-type="float">
            <text:p>0.002511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0.01581084" calcext:value-type="float">
            <text:p>0.01581084</text:p>
          </table:table-cell>
          <table:table-cell office:value-type="float" office:value="0.045725847" calcext:value-type="float">
            <text:p>0.045725847</text:p>
          </table:table-cell>
          <table:table-cell office:value-type="float" office:value="0.0969124" calcext:value-type="float">
            <text:p>0.0969124</text:p>
          </table:table-cell>
          <table:table-cell office:value-type="float" office:value="1.4" calcext:value-type="float">
            <text:p>1.4</text:p>
          </table:table-cell>
          <table:table-cell office:value-type="float" office:value="0" calcext:value-type="float">
            <text:p>0</text:p>
          </table:table-cell>
          <table:table-cell office:value-type="float" office:value="0.002682" calcext:value-type="float">
            <text:p>0.002682</text:p>
          </table:table-cell>
          <table:table-cell table:style-name="ce1" office:value-type="float" office:value="0.000164" calcext:value-type="float">
            <text:p>0.000164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table:formula="of:=[.F17]/2" office:value-type="float" office:value="0.403647" calcext:value-type="float">
            <text:p>0.403647</text:p>
          </table:table-cell>
          <table:table-cell table:formula="of:=[.G17]/2" office:value-type="float" office:value="0.3870195" calcext:value-type="float">
            <text:p>0.3870195</text:p>
          </table:table-cell>
          <table:table-cell table:formula="of:=[.H17]/2" office:value-type="float" office:value="0.3787505" calcext:value-type="float">
            <text:p>0.3787505</text:p>
          </table:table-cell>
        </table:table-row>
        <table:table-row table:style-name="ro1">
          <table:table-cell table:number-columns-repeated="4"/>
          <table:table-cell office:value-type="float" office:value="0.7" calcext:value-type="float">
            <text:p>0.7</text:p>
          </table:table-cell>
          <table:table-cell table:formula="of:=[.F18]/2" office:value-type="float" office:value="0.309583" calcext:value-type="float">
            <text:p>0.309583</text:p>
          </table:table-cell>
          <table:table-cell table:formula="of:=[.G18]/2" office:value-type="float" office:value="0.313231" calcext:value-type="float">
            <text:p>0.313231</text:p>
          </table:table-cell>
          <table:table-cell table:formula="of:=[.H18]/2" office:value-type="float" office:value="0.2766265" calcext:value-type="float">
            <text:p>0.2766265</text:p>
          </table:table-cell>
        </table:table-row>
        <table:table-row table:style-name="ro1">
          <table:table-cell table:number-columns-repeated="4"/>
          <table:table-cell office:value-type="float" office:value="0.8" calcext:value-type="float">
            <text:p>0.8</text:p>
          </table:table-cell>
          <table:table-cell table:formula="of:=[.F19]/2" office:value-type="float" office:value="0.173933" calcext:value-type="float">
            <text:p>0.173933</text:p>
          </table:table-cell>
          <table:table-cell table:formula="of:=[.G19]/2" office:value-type="float" office:value="0.2142675" calcext:value-type="float">
            <text:p>0.2142675</text:p>
          </table:table-cell>
          <table:table-cell table:formula="of:=[.H19]/2" office:value-type="float" office:value="0.190857" calcext:value-type="float">
            <text:p>0.190857</text:p>
          </table:table-cell>
        </table:table-row>
        <table:table-row table:style-name="ro1">
          <table:table-cell table:number-columns-repeated="4"/>
          <table:table-cell office:value-type="float" office:value="0.9" calcext:value-type="float">
            <text:p>0.9</text:p>
          </table:table-cell>
          <table:table-cell table:formula="of:=[.F20]/2" office:value-type="float" office:value="0.1061925" calcext:value-type="float">
            <text:p>0.1061925</text:p>
          </table:table-cell>
          <table:table-cell table:formula="of:=[.G20]/2" office:value-type="float" office:value="0.1362115" calcext:value-type="float">
            <text:p>0.1362115</text:p>
          </table:table-cell>
          <table:table-cell table:formula="of:=[.H20]/2" office:value-type="float" office:value="0.1122895" calcext:value-type="float">
            <text:p>0.1122895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formula="of:=[.F21]/2" office:value-type="float" office:value="0.040123" calcext:value-type="float">
            <text:p>0.040123</text:p>
          </table:table-cell>
          <table:table-cell table:formula="of:=[.G21]/2" office:value-type="float" office:value="0.030663" calcext:value-type="float">
            <text:p>0.030663</text:p>
          </table:table-cell>
          <table:table-cell table:formula="of:=[.H21]/2" office:value-type="float" office:value="0.035404" calcext:value-type="float">
            <text:p>0.035404</text:p>
          </table:table-cell>
        </table:table-row>
        <table:table-row table:style-name="ro1">
          <table:table-cell table:number-columns-repeated="4"/>
          <table:table-cell office:value-type="float" office:value="1.1" calcext:value-type="float">
            <text:p>1.1</text:p>
          </table:table-cell>
          <table:table-cell table:formula="of:=[.F22]/2" office:value-type="float" office:value="0.0189985" calcext:value-type="float">
            <text:p>0.0189985</text:p>
          </table:table-cell>
          <table:table-cell table:formula="of:=[.G22]/2" office:value-type="float" office:value="0.010302" calcext:value-type="float">
            <text:p>0.010302</text:p>
          </table:table-cell>
          <table:table-cell table:formula="of:=[.H22]/2" office:value-type="float" office:value="0.010048" calcext:value-type="float">
            <text:p>0.010048</text:p>
          </table:table-cell>
        </table:table-row>
        <table:table-row table:style-name="ro1">
          <table:table-cell table:number-columns-repeated="4"/>
          <table:table-cell office:value-type="float" office:value="1.2" calcext:value-type="float">
            <text:p>1.2</text:p>
          </table:table-cell>
          <table:table-cell table:formula="of:=[.F23]/2" office:value-type="float" office:value="0.006248" calcext:value-type="float">
            <text:p>0.006248</text:p>
          </table:table-cell>
          <table:table-cell table:formula="of:=[.G23]/2" office:value-type="float" office:value="0.0000835" calcext:value-type="float">
            <text:p>0.0000835</text:p>
          </table:table-cell>
          <table:table-cell table:formula="of:=[.H23]/2" office:value-type="float" office:value="0.0007795" calcext:value-type="float">
            <text:p>0.0007795</text:p>
          </table:table-cell>
        </table:table-row>
        <table:table-row table:style-name="ro1">
          <table:table-cell table:number-columns-repeated="4"/>
          <table:table-cell office:value-type="float" office:value="1.3" calcext:value-type="float">
            <text:p>1.3</text:p>
          </table:table-cell>
          <table:table-cell table:formula="of:=[.F24]/2" office:value-type="float" office:value="0.002227" calcext:value-type="float">
            <text:p>0.002227</text:p>
          </table:table-cell>
          <table:table-cell table:formula="of:=[.G24]/2" office:value-type="float" office:value="0.000151" calcext:value-type="float">
            <text:p>0.000151</text:p>
          </table:table-cell>
          <table:table-cell table:formula="of:=[.H24]/2" office:value-type="float" office:value="0.0012555" calcext:value-type="float">
            <text:p>0.0012555</text:p>
          </table:table-cell>
        </table:table-row>
        <table:table-row table:style-name="ro1">
          <table:table-cell table:number-columns-repeated="4"/>
          <table:table-cell office:value-type="float" office:value="1.4" calcext:value-type="float">
            <text:p>1.4</text:p>
          </table:table-cell>
          <table:table-cell table:formula="of:=[.F25]/2" office:value-type="float" office:value="0" calcext:value-type="float">
            <text:p>0</text:p>
          </table:table-cell>
          <table:table-cell table:formula="of:=[.G25]/2" office:value-type="float" office:value="0.001341" calcext:value-type="float">
            <text:p>0.001341</text:p>
          </table:table-cell>
          <table:table-cell table:formula="of:=[.H25]/2" office:value-type="float" office:value="0.000082" calcext:value-type="float">
            <text:p>0.00008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4">00/00/0000</text:date>, <text:time style:data-style-name="N2" text:time-value="18:43:22.8328877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4T15:02:22.489614442</meta:creation-date>
    <dc:date>2015-10-14T22:15:46.590451330</dc:date>
    <meta:editing-duration>PT30M10S</meta:editing-duration>
    <meta:editing-cycles>3</meta:editing-cycles>
    <meta:generator>LibreOffice/4.4.5.2$Linux_X86_64 LibreOffice_project/40$Build-2</meta:generator>
    <meta:document-statistic meta:table-count="2" meta:cell-count="211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995cm" svg:y="0.316cm" chart:style-name="ch2">
          <text:p>Utilization vs. Average Number of Packets in Queue</text:p>
        </chart:title>
        <chart:plot-area chart:style-name="ch3" table:cell-range-address="Sheet1.D1:Sheet1.E6" svg:x="1.331cm" svg:y="1.275cm" svg:width="14.349cm" svg:height="6.564cm">
          <chartooo:coordinate-region svg:x="2.058cm" svg:y="1.474cm" svg:width="13.382cm" svg:height="5.718cm"/>
          <chart:axis chart:dimension="x" chart:name="primary-x" chart:style-name="ch4">
            <chart:title svg:x="8.316cm" svg:y="8.019cm" chart:style-name="ch5">
              <text:p> ρ</text:p>
            </chart:title>
          </chart:axis>
          <chart:axis chart:dimension="y" chart:name="primary-y" chart:style-name="ch4">
            <chart:title svg:x="0.451cm" svg:y="4.919cm" chart:style-name="ch6">
              <text:p>E[N]</text:p>
            </chart:title>
            <chart:grid chart:style-name="ch7" chart:class="major"/>
          </chart:axis>
          <chart:series chart:style-name="ch8" chart:values-cell-range-address="Sheet1.E1:Sheet1.E6" chart:class="chart:scatter">
            <chart:domain table:cell-range-address="Sheet1.D1:Sheet1.D6"/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">
                <text:p>0.3</text:p>
                <draw:g>
                  <svg:desc>Sheet1.D1:Sheet1.D6</svg:desc>
                </draw:g>
              </table:table-cell>
              <table:table-cell office:value-type="float" office:value="0.3619796">
                <text:p>0.3619796</text:p>
                <draw:g>
                  <svg:desc>Sheet1.E1:Sheet1.E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">
                <text:p>0.4</text:p>
              </table:table-cell>
              <table:table-cell office:value-type="float" office:value="0.5278194">
                <text:p>0.52781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">
                <text:p>0.5</text:p>
              </table:table-cell>
              <table:table-cell office:value-type="float" office:value="0.7449178">
                <text:p>0.74491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">
                <text:p>0.6</text:p>
              </table:table-cell>
              <table:table-cell office:value-type="float" office:value="1.0637902">
                <text:p>1.06379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">
                <text:p>0.7</text:p>
              </table:table-cell>
              <table:table-cell office:value-type="float" office:value="1.4479026">
                <text:p>1.44790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">
                <text:p>0.8</text:p>
              </table:table-cell>
              <table:table-cell office:value-type="float" office:value="2.2842668">
                <text:p>2.284266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Linux_X86_64 LibreOffice_project/4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.005cm" xlink:href=".." xlink:type="simple" chart:class="chart:scatter" chart:style-name="ch1">
        <chart:title svg:x="4.49cm" svg:y="0.316cm" chart:style-name="ch2">
          <text:p>Utilization vs. Average Packet Delay</text:p>
        </chart:title>
        <chart:plot-area chart:style-name="ch3" table:cell-range-address="Sheet1.D1:Sheet1.D6 Sheet1.F1:Sheet1.F6" svg:x="1.331cm" svg:y="1.275cm" svg:width="14.349cm" svg:height="6.569cm">
          <chartooo:coordinate-region svg:x="2.058cm" svg:y="1.474cm" svg:width="13.382cm" svg:height="5.723cm"/>
          <chart:axis chart:dimension="x" chart:name="primary-x" chart:style-name="ch4">
            <chart:title svg:x="8.316cm" svg:y="8.024cm" chart:style-name="ch5">
              <text:p> ρ</text:p>
            </chart:title>
          </chart:axis>
          <chart:axis chart:dimension="y" chart:name="primary-y" chart:style-name="ch4">
            <chart:title svg:x="0.451cm" svg:y="6.548cm" chart:style-name="ch6">
              <text:p>Average Packet Delay (ms)</text:p>
            </chart:title>
            <chart:grid chart:style-name="ch7" chart:class="major"/>
          </chart:axis>
          <chart:series chart:style-name="ch8" chart:values-cell-range-address="Sheet1.F1:Sheet1.F6" chart:class="chart:scatter">
            <chart:domain table:cell-range-address="Sheet1.D1:Sheet1.D6"/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">
                <text:p>0.3</text:p>
                <draw:g>
                  <svg:desc>Sheet1.D1:Sheet1.D6</svg:desc>
                </draw:g>
              </table:table-cell>
              <table:table-cell office:value-type="float" office:value="2.11214227214">
                <text:p>2.11214227214</text:p>
                <draw:g>
                  <svg:desc>Sheet1.F1:Sheet1.F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">
                <text:p>0.4</text:p>
              </table:table-cell>
              <table:table-cell office:value-type="float" office:value="2.47802081804">
                <text:p>2.478020818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">
                <text:p>0.5</text:p>
              </table:table-cell>
              <table:table-cell office:value-type="float" office:value="2.4981469">
                <text:p>2.49814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">
                <text:p>0.6</text:p>
              </table:table-cell>
              <table:table-cell office:value-type="float" office:value="2.5213879">
                <text:p>2.52138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">
                <text:p>0.7</text:p>
              </table:table-cell>
              <table:table-cell office:value-type="float" office:value="3.90805868">
                <text:p>3.908058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">
                <text:p>0.8</text:p>
              </table:table-cell>
              <table:table-cell office:value-type="float" office:value="3.61415">
                <text:p>3.6141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Linux_X86_64 LibreOffice_project/4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689cm" svg:y="0.316cm" chart:style-name="ch2">
          <text:p>Utilization vs. Proportion Time Idle</text:p>
        </chart:title>
        <chart:plot-area chart:style-name="ch3" table:cell-range-address="Sheet1.D1:Sheet1.D6 Sheet1.G1:Sheet1.G6" svg:x="1.331cm" svg:y="1.275cm" svg:width="14.349cm" svg:height="6.564cm">
          <chartooo:coordinate-region svg:x="2.058cm" svg:y="1.474cm" svg:width="13.382cm" svg:height="5.718cm"/>
          <chart:axis chart:dimension="x" chart:name="primary-x" chart:style-name="ch4">
            <chart:title svg:x="8.316cm" svg:y="8.019cm" chart:style-name="ch5">
              <text:p> ρ</text:p>
            </chart:title>
          </chart:axis>
          <chart:axis chart:dimension="y" chart:name="primary-y" chart:style-name="ch4">
            <chart:title svg:x="0.451cm" svg:y="4.985cm" chart:style-name="ch6">
              <text:p>Pidle</text:p>
            </chart:title>
            <chart:grid chart:style-name="ch7" chart:class="major"/>
          </chart:axis>
          <chart:series chart:style-name="ch8" chart:values-cell-range-address="Sheet1.G1:Sheet1.G6" chart:class="chart:scatter">
            <chart:domain table:cell-range-address="Sheet1.D1:Sheet1.D6"/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">
                <text:p>0.3</text:p>
                <draw:g>
                  <svg:desc>Sheet1.D1:Sheet1.D6</svg:desc>
                </draw:g>
              </table:table-cell>
              <table:table-cell office:value-type="float" office:value="0.7024036">
                <text:p>0.7024036</text:p>
                <draw:g>
                  <svg:desc>Sheet1.G1:Sheet1.G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">
                <text:p>0.4</text:p>
              </table:table-cell>
              <table:table-cell office:value-type="float" office:value="0.6010916">
                <text:p>0.60109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">
                <text:p>0.5</text:p>
              </table:table-cell>
              <table:table-cell office:value-type="float" office:value="0.4966716">
                <text:p>0.49667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">
                <text:p>0.6</text:p>
              </table:table-cell>
              <table:table-cell office:value-type="float" office:value="0.3943348">
                <text:p>0.39433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">
                <text:p>0.7</text:p>
              </table:table-cell>
              <table:table-cell office:value-type="float" office:value="0.30499">
                <text:p>0.304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">
                <text:p>0.8</text:p>
              </table:table-cell>
              <table:table-cell office:value-type="float" office:value="0.2014">
                <text:p>0.201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Linux_X86_64 LibreOffice_project/4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184cm" svg:y="0.316cm" chart:style-name="ch2">
          <text:p>Utilization vs. E[N]</text:p>
        </chart:title>
        <chart:legend chart:legend-position="end" svg:x="14.16cm" svg:y="3.703cm" style:legend-expansion="high" chart:style-name="ch3"/>
        <chart:plot-area chart:style-name="ch4" table:cell-range-address="Sheet2.A2:Sheet2.D10" chart:data-source-has-labels="row" svg:x="1.331cm" svg:y="1.275cm" svg:width="12.509cm" svg:height="6.564cm">
          <chartooo:coordinate-region svg:x="1.952cm" svg:y="1.474cm" svg:width="11.647cm" svg:height="5.718cm"/>
          <chart:axis chart:dimension="x" chart:name="primary-x" chart:style-name="ch5">
            <chart:title svg:x="7.396cm" svg:y="8.019cm" chart:style-name="ch6">
              <text:p> ρ</text:p>
            </chart:title>
          </chart:axis>
          <chart:axis chart:dimension="y" chart:name="primary-y" chart:style-name="ch5">
            <chart:title svg:x="0.451cm" svg:y="4.919cm" chart:style-name="ch7">
              <text:p>E[N]</text:p>
            </chart:title>
            <chart:grid chart:style-name="ch8" chart:class="major"/>
          </chart:axis>
          <chart:series chart:style-name="ch9" chart:values-cell-range-address="Sheet2.B2:Sheet2.B10" loext:label-string="'k = 10'" chart:class="chart:scatter">
            <chart:domain table:cell-range-address="Sheet2.A2:Sheet2.A10"/>
            <chart:data-point chart:repeated="9"/>
          </chart:series>
          <chart:series chart:style-name="ch10" chart:values-cell-range-address="Sheet2.C2:Sheet2.C10" loext:label-string="'k=25'" chart:class="chart:scatter">
            <chart:data-point chart:repeated="9"/>
          </chart:series>
          <chart:series chart:style-name="ch11" chart:values-cell-range-address="Sheet2.D2:Sheet2.D10" loext:label-string="'k=50'" chart:class="chart:scatter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'k = 10'</text:p>
              </table:table-cell>
              <table:table-cell office:value-type="string">
                <text:p>'k=25'</text:p>
              </table:table-cell>
              <table:table-cell office:value-type="string">
                <text:p>'k=50'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">
                <text:p>0.6</text:p>
                <draw:g>
                  <svg:desc>Sheet2.A2:Sheet2.A10</svg:desc>
                </draw:g>
              </table:table-cell>
              <table:table-cell office:value-type="float" office:value="1.050373">
                <text:p>1.050373</text:p>
                <draw:g>
                  <svg:desc>Sheet2.B2:Sheet2.B10</svg:desc>
                </draw:g>
              </table:table-cell>
              <table:table-cell office:value-type="float" office:value="1.0956235">
                <text:p>1.0956235</text:p>
                <draw:g>
                  <svg:desc>Sheet2.C2:Sheet2.C10</svg:desc>
                </draw:g>
              </table:table-cell>
              <table:table-cell office:value-type="float" office:value="1.0783075">
                <text:p>1.0783075</text:p>
                <draw:g>
                  <svg:desc>Sheet2.D2:Sheet2.D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">
                <text:p>0.7</text:p>
              </table:table-cell>
              <table:table-cell office:value-type="float" office:value="1.4148055">
                <text:p>1.4148055</text:p>
              </table:table-cell>
              <table:table-cell office:value-type="float" office:value="1.431571">
                <text:p>1.431571</text:p>
              </table:table-cell>
              <table:table-cell office:value-type="float" office:value="1.607317">
                <text:p>1.6073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">
                <text:p>0.8</text:p>
              </table:table-cell>
              <table:table-cell office:value-type="float" office:value="2.7216185">
                <text:p>2.7216185</text:p>
              </table:table-cell>
              <table:table-cell office:value-type="float" office:value="2.0086185">
                <text:p>2.0086185</text:p>
              </table:table-cell>
              <table:table-cell office:value-type="float" office:value="2.4144965">
                <text:p>2.41449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">
                <text:p>0.9</text:p>
              </table:table-cell>
              <table:table-cell office:value-type="float" office:value="3.421083">
                <text:p>3.421083</text:p>
              </table:table-cell>
              <table:table-cell office:value-type="float" office:value="3.9552375">
                <text:p>3.9552375</text:p>
              </table:table-cell>
              <table:table-cell office:value-type="float" office:value="3.8804885">
                <text:p>3.88048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5.4786805">
                <text:p>5.4786805</text:p>
              </table:table-cell>
              <table:table-cell office:value-type="float" office:value="13.3323095">
                <text:p>13.3323095</text:p>
              </table:table-cell>
              <table:table-cell office:value-type="float" office:value="14.873063">
                <text:p>14.8730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1">
                <text:p>1.1</text:p>
              </table:table-cell>
              <table:table-cell office:value-type="float" office:value="6.5146575">
                <text:p>6.5146575</text:p>
              </table:table-cell>
              <table:table-cell office:value-type="float" office:value="17.4044565">
                <text:p>17.4044565</text:p>
              </table:table-cell>
              <table:table-cell office:value-type="float" office:value="32.3418">
                <text:p>32.34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2">
                <text:p>1.2</text:p>
              </table:table-cell>
              <table:table-cell office:value-type="float" office:value="7.340239">
                <text:p>7.340239</text:p>
              </table:table-cell>
              <table:table-cell office:value-type="float" office:value="20.993303">
                <text:p>20.993303</text:p>
              </table:table-cell>
              <table:table-cell office:value-type="float" office:value="41.67">
                <text:p>41.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3">
                <text:p>1.3</text:p>
              </table:table-cell>
              <table:table-cell office:value-type="float" office:value="8.2503185">
                <text:p>8.2503185</text:p>
              </table:table-cell>
              <table:table-cell office:value-type="float" office:value="22.138128">
                <text:p>22.138128</text:p>
              </table:table-cell>
              <table:table-cell office:value-type="float" office:value="43.185">
                <text:p>43.1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4">
                <text:p>1.4</text:p>
              </table:table-cell>
              <table:table-cell office:value-type="float" office:value="8.3946455">
                <text:p>8.3946455</text:p>
              </table:table-cell>
              <table:table-cell office:value-type="float" office:value="22.665993">
                <text:p>22.665993</text:p>
              </table:table-cell>
              <table:table-cell office:value-type="float" office:value="46.426">
                <text:p>46.42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Linux_X86_64 LibreOffice_project/4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.021cm" svg:height="12.092cm" xlink:href=".." xlink:type="simple" chart:class="chart:scatter" chart:style-name="ch1">
        <chart:title svg:x="9.22cm" svg:y="0.377cm" chart:style-name="ch2">
          <text:p>Utilization vs. E[T]</text:p>
        </chart:title>
        <chart:legend chart:legend-position="end" svg:x="20.393cm" svg:y="5.249cm" style:legend-expansion="high" chart:style-name="ch3"/>
        <chart:plot-area chart:style-name="ch4" table:cell-range-address="Sheet2.A17:Sheet2.D25" chart:data-source-has-labels="row" svg:x="1.451cm" svg:y="1.397cm" svg:width="18.502cm" svg:height="9.473cm">
          <chartooo:coordinate-region svg:x="2.363cm" svg:y="1.596cm" svg:width="17.351cm" svg:height="8.627cm"/>
          <chart:axis chart:dimension="x" chart:name="primary-x" chart:style-name="ch5">
            <chart:title svg:x="10.513cm" svg:y="11.111cm" chart:style-name="ch6">
              <text:p> ρ</text:p>
            </chart:title>
          </chart:axis>
          <chart:axis chart:dimension="y" chart:name="primary-y" chart:style-name="ch5">
            <chart:title svg:x="0.451cm" svg:y="6.706cm" chart:style-name="ch7">
              <text:p>E[T] (s)</text:p>
            </chart:title>
            <chart:grid chart:style-name="ch8" chart:class="major"/>
          </chart:axis>
          <chart:series chart:style-name="ch9" chart:values-cell-range-address="Sheet2.B17:Sheet2.B25" loext:label-string="'k=10'" chart:class="chart:scatter">
            <chart:domain table:cell-range-address="Sheet2.A17:Sheet2.A25"/>
            <chart:data-point chart:repeated="9"/>
          </chart:series>
          <chart:series chart:style-name="ch10" chart:values-cell-range-address="Sheet2.C17:Sheet2.C25" loext:label-string="'k=25'" chart:class="chart:scatter">
            <chart:data-point chart:repeated="9"/>
          </chart:series>
          <chart:series chart:style-name="ch11" chart:values-cell-range-address="Sheet2.D17:Sheet2.D25" loext:label-string="'k=50'" chart:class="chart:scatter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'k=10'</text:p>
              </table:table-cell>
              <table:table-cell office:value-type="string">
                <text:p>'k=25'</text:p>
              </table:table-cell>
              <table:table-cell office:value-type="string">
                <text:p>'k=50'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">
                <text:p>0.6</text:p>
                <draw:g>
                  <svg:desc>Sheet2.A17:Sheet2.A25</svg:desc>
                </draw:g>
              </table:table-cell>
              <table:table-cell office:value-type="float" office:value="0.00220405021546">
                <text:p>0.00220405021546</text:p>
                <draw:g>
                  <svg:desc>Sheet2.B17:Sheet2.B25</svg:desc>
                </draw:g>
              </table:table-cell>
              <table:table-cell office:value-type="float" office:value="0.0027647828">
                <text:p>0.0027647828</text:p>
                <draw:g>
                  <svg:desc>Sheet2.C17:Sheet2.C25</svg:desc>
                </draw:g>
              </table:table-cell>
              <table:table-cell office:value-type="float" office:value="0.0043605">
                <text:p>0.0043605</text:p>
                <draw:g>
                  <svg:desc>Sheet2.D17:Sheet2.D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">
                <text:p>0.7</text:p>
              </table:table-cell>
              <table:table-cell office:value-type="float" office:value="0.00296774795">
                <text:p>0.00296774795</text:p>
              </table:table-cell>
              <table:table-cell office:value-type="float" office:value="0.00220078711765">
                <text:p>0.00220078711765</text:p>
              </table:table-cell>
              <table:table-cell office:value-type="float" office:value="0.0043605">
                <text:p>0.00436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">
                <text:p>0.8</text:p>
              </table:table-cell>
              <table:table-cell office:value-type="float" office:value="0.0104936846078">
                <text:p>0.0104936846078</text:p>
              </table:table-cell>
              <table:table-cell office:value-type="float" office:value="0.00330141154856">
                <text:p>0.00330141154856</text:p>
              </table:table-cell>
              <table:table-cell office:value-type="float" office:value="0.003236385">
                <text:p>0.0032363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">
                <text:p>0.9</text:p>
              </table:table-cell>
              <table:table-cell office:value-type="float" office:value="0.00327886501947">
                <text:p>0.00327886501947</text:p>
              </table:table-cell>
              <table:table-cell office:value-type="float" office:value="0.00940236276">
                <text:p>0.00940236276</text:p>
              </table:table-cell>
              <table:table-cell office:value-type="float" office:value="0.006165">
                <text:p>0.0061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.00904288901255">
                <text:p>0.00904288901255</text:p>
              </table:table-cell>
              <table:table-cell office:value-type="float" office:value="0.0426592866">
                <text:p>0.0426592866</text:p>
              </table:table-cell>
              <table:table-cell office:value-type="float" office:value="0.05354298">
                <text:p>0.053542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1">
                <text:p>1.1</text:p>
              </table:table-cell>
              <table:table-cell office:value-type="float" office:value="0.0182731">
                <text:p>0.0182731</text:p>
              </table:table-cell>
              <table:table-cell office:value-type="float" office:value="0.0398728790098">
                <text:p>0.0398728790098</text:p>
              </table:table-cell>
              <table:table-cell office:value-type="float" office:value="0.07956763">
                <text:p>0.079567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2">
                <text:p>1.2</text:p>
              </table:table-cell>
              <table:table-cell office:value-type="float" office:value="0.0092158702977">
                <text:p>0.0092158702977</text:p>
              </table:table-cell>
              <table:table-cell office:value-type="float" office:value="0.0394372933">
                <text:p>0.0394372933</text:p>
              </table:table-cell>
              <table:table-cell office:value-type="float" office:value="0.09191126">
                <text:p>0.091911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3">
                <text:p>1.3</text:p>
              </table:table-cell>
              <table:table-cell office:value-type="float" office:value="0.018789198">
                <text:p>0.018789198</text:p>
              </table:table-cell>
              <table:table-cell office:value-type="float" office:value="0.048800207">
                <text:p>0.048800207</text:p>
              </table:table-cell>
              <table:table-cell office:value-type="float" office:value="0.094854">
                <text:p>0.0948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4">
                <text:p>1.4</text:p>
              </table:table-cell>
              <table:table-cell office:value-type="float" office:value="0.01581084">
                <text:p>0.01581084</text:p>
              </table:table-cell>
              <table:table-cell office:value-type="float" office:value="0.045725847">
                <text:p>0.045725847</text:p>
              </table:table-cell>
              <table:table-cell office:value-type="float" office:value="0.0969124">
                <text:p>0.096912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Linux_X86_64 LibreOffice_project/4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98cm" svg:y="0.316cm" chart:style-name="ch2">
          <text:p>Utilization vs. Proportion Delay</text:p>
        </chart:title>
        <chart:legend chart:legend-position="end" svg:x="14.372cm" svg:y="3.703cm" style:legend-expansion="high" chart:style-name="ch3"/>
        <chart:plot-area chart:style-name="ch4" table:cell-range-address="Sheet2.E29:Sheet2.H37" chart:data-source-has-labels="row" svg:x="1.331cm" svg:y="1.275cm" svg:width="12.721cm" svg:height="6.564cm">
          <chartooo:coordinate-region svg:x="2.243cm" svg:y="1.474cm" svg:width="11.568cm" svg:height="5.718cm"/>
          <chart:axis chart:dimension="x" chart:name="primary-x" chart:style-name="ch5">
            <chart:title svg:x="7.502cm" svg:y="8.019cm" chart:style-name="ch6">
              <text:p> ρ</text:p>
            </chart:title>
          </chart:axis>
          <chart:axis chart:dimension="y" chart:name="primary-y" chart:style-name="ch5">
            <chart:title svg:x="0.451cm" svg:y="5.276cm" chart:style-name="ch7">
              <text:p>Pidle (%)</text:p>
            </chart:title>
            <chart:grid chart:style-name="ch8" chart:class="major"/>
          </chart:axis>
          <chart:series chart:style-name="ch9" chart:values-cell-range-address="Sheet2.F29:Sheet2.F37" loext:label-string="'k=10'" chart:class="chart:scatter">
            <chart:domain table:cell-range-address="Sheet2.E29:Sheet2.E37"/>
            <chart:data-point chart:repeated="9"/>
          </chart:series>
          <chart:series chart:style-name="ch10" chart:values-cell-range-address="Sheet2.G29:Sheet2.G37" loext:label-string="'k=25'" chart:class="chart:scatter">
            <chart:data-point chart:repeated="9"/>
          </chart:series>
          <chart:series chart:style-name="ch11" chart:values-cell-range-address="Sheet2.H29:Sheet2.H37" loext:label-string="'k=50'" chart:class="chart:scatter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'k=10'</text:p>
              </table:table-cell>
              <table:table-cell office:value-type="string">
                <text:p>'k=25'</text:p>
              </table:table-cell>
              <table:table-cell office:value-type="string">
                <text:p>'k=50'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">
                <text:p>0.6</text:p>
                <draw:g>
                  <svg:desc>Sheet2.E29:Sheet2.E37</svg:desc>
                </draw:g>
              </table:table-cell>
              <table:table-cell office:value-type="float" office:value="0.403647">
                <text:p>0.403647</text:p>
                <draw:g>
                  <svg:desc>Sheet2.F29:Sheet2.F37</svg:desc>
                </draw:g>
              </table:table-cell>
              <table:table-cell office:value-type="float" office:value="0.3870195">
                <text:p>0.3870195</text:p>
                <draw:g>
                  <svg:desc>Sheet2.G29:Sheet2.G37</svg:desc>
                </draw:g>
              </table:table-cell>
              <table:table-cell office:value-type="float" office:value="0.3787505">
                <text:p>0.3787505</text:p>
                <draw:g>
                  <svg:desc>Sheet2.H29:Sheet2.H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">
                <text:p>0.7</text:p>
              </table:table-cell>
              <table:table-cell office:value-type="float" office:value="0.309583">
                <text:p>0.309583</text:p>
              </table:table-cell>
              <table:table-cell office:value-type="float" office:value="0.313231">
                <text:p>0.313231</text:p>
              </table:table-cell>
              <table:table-cell office:value-type="float" office:value="0.2766265">
                <text:p>0.27662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">
                <text:p>0.8</text:p>
              </table:table-cell>
              <table:table-cell office:value-type="float" office:value="0.173933">
                <text:p>0.173933</text:p>
              </table:table-cell>
              <table:table-cell office:value-type="float" office:value="0.2142675">
                <text:p>0.2142675</text:p>
              </table:table-cell>
              <table:table-cell office:value-type="float" office:value="0.190857">
                <text:p>0.1908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">
                <text:p>0.9</text:p>
              </table:table-cell>
              <table:table-cell office:value-type="float" office:value="0.1061925">
                <text:p>0.1061925</text:p>
              </table:table-cell>
              <table:table-cell office:value-type="float" office:value="0.1362115">
                <text:p>0.1362115</text:p>
              </table:table-cell>
              <table:table-cell office:value-type="float" office:value="0.1122895">
                <text:p>0.11228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.040123">
                <text:p>0.040123</text:p>
              </table:table-cell>
              <table:table-cell office:value-type="float" office:value="0.030663">
                <text:p>0.030663</text:p>
              </table:table-cell>
              <table:table-cell office:value-type="float" office:value="0.035404">
                <text:p>0.0354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1">
                <text:p>1.1</text:p>
              </table:table-cell>
              <table:table-cell office:value-type="float" office:value="0.0189985">
                <text:p>0.0189985</text:p>
              </table:table-cell>
              <table:table-cell office:value-type="float" office:value="0.010302">
                <text:p>0.010302</text:p>
              </table:table-cell>
              <table:table-cell office:value-type="float" office:value="0.010048">
                <text:p>0.0100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2">
                <text:p>1.2</text:p>
              </table:table-cell>
              <table:table-cell office:value-type="float" office:value="0.006248">
                <text:p>0.006248</text:p>
              </table:table-cell>
              <table:table-cell office:value-type="float" office:value="0.0000835">
                <text:p>0.0000835</text:p>
              </table:table-cell>
              <table:table-cell office:value-type="float" office:value="0.0007795">
                <text:p>0.00077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3">
                <text:p>1.3</text:p>
              </table:table-cell>
              <table:table-cell office:value-type="float" office:value="0.002227">
                <text:p>0.002227</text:p>
              </table:table-cell>
              <table:table-cell office:value-type="float" office:value="0.000151">
                <text:p>0.000151</text:p>
              </table:table-cell>
              <table:table-cell office:value-type="float" office:value="0.0012555">
                <text:p>0.00125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4">
                <text:p>1.4</text:p>
              </table:table-cell>
              <table:table-cell office:value-type="float" office:value="0">
                <text:p>0</text:p>
              </table:table-cell>
              <table:table-cell office:value-type="float" office:value="0.001341">
                <text:p>0.001341</text:p>
              </table:table-cell>
              <table:table-cell office:value-type="float" office:value="0.000082">
                <text:p>0.00008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Linux_X86_64 LibreOffice_project/4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377cm" svg:y="0.316cm" chart:style-name="ch2">
          <text:p>Utilization vs. Packets Lost</text:p>
        </chart:title>
        <chart:legend chart:legend-position="end" svg:x="14.372cm" svg:y="3.703cm" style:legend-expansion="high" chart:style-name="ch3"/>
        <chart:plot-area chart:style-name="ch4" table:cell-range-address="Sheet2.E4:Sheet2.H12" chart:data-source-has-labels="row" svg:x="1.331cm" svg:y="1.275cm" svg:width="12.721cm" svg:height="6.564cm">
          <chartooo:coordinate-region svg:x="2.138cm" svg:y="1.474cm" svg:width="11.674cm" svg:height="5.718cm"/>
          <chart:axis chart:dimension="x" chart:name="primary-x" chart:style-name="ch5">
            <chart:title svg:x="7.502cm" svg:y="8.019cm" chart:style-name="ch6">
              <text:p> ρ</text:p>
            </chart:title>
          </chart:axis>
          <chart:axis chart:dimension="y" chart:name="primary-y" chart:style-name="ch5">
            <chart:title svg:x="0.451cm" svg:y="5.554cm" chart:style-name="ch7">
              <text:p>Packets Lost</text:p>
            </chart:title>
            <chart:grid chart:style-name="ch8" chart:class="major"/>
          </chart:axis>
          <chart:series chart:style-name="ch9" chart:values-cell-range-address="Sheet2.F4:Sheet2.F12" loext:label-string="'k=10'" chart:class="chart:scatter">
            <chart:domain table:cell-range-address="Sheet2.E4:Sheet2.E12"/>
            <chart:data-point chart:repeated="9"/>
          </chart:series>
          <chart:series chart:style-name="ch10" chart:values-cell-range-address="Sheet2.G4:Sheet2.G12" loext:label-string="'k=25'" chart:class="chart:scatter">
            <chart:data-point chart:repeated="9"/>
          </chart:series>
          <chart:series chart:style-name="ch11" chart:values-cell-range-address="Sheet2.H4:Sheet2.H12" loext:label-string="'k=50'" chart:class="chart:scatter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'k=10'</text:p>
              </table:table-cell>
              <table:table-cell office:value-type="string">
                <text:p>'k=25'</text:p>
              </table:table-cell>
              <table:table-cell office:value-type="string">
                <text:p>'k=50'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">
                <text:p>0.6</text:p>
                <draw:g>
                  <svg:desc>Sheet2.E4:Sheet2.E12</svg:desc>
                </draw:g>
              </table:table-cell>
              <table:table-cell office:value-type="float" office:value="0">
                <text:p>0</text:p>
                <draw:g>
                  <svg:desc>Sheet2.F4:Sheet2.F12</svg:desc>
                </draw:g>
              </table:table-cell>
              <table:table-cell office:value-type="float" office:value="0">
                <text:p>0</text:p>
                <draw:g>
                  <svg:desc>Sheet2.G4:Sheet2.G12</svg:desc>
                </draw:g>
              </table:table-cell>
              <table:table-cell office:value-type="float" office:value="0">
                <text:p>0</text:p>
                <draw:g>
                  <svg:desc>Sheet2.H4:Sheet2.H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">
                <text:p>0.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">
                <text:p>0.9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55">
                <text:p>55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1">
                <text:p>1.1</text:p>
              </table:table-cell>
              <table:table-cell office:value-type="float" office:value="87">
                <text:p>87</text:p>
              </table:table-cell>
              <table:table-cell office:value-type="float" office:value="104">
                <text:p>10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2">
                <text:p>1.2</text:p>
              </table:table-cell>
              <table:table-cell office:value-type="float" office:value="221">
                <text:p>221</text:p>
              </table:table-cell>
              <table:table-cell office:value-type="float" office:value="174">
                <text:p>174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3">
                <text:p>1.3</text:p>
              </table:table-cell>
              <table:table-cell office:value-type="float" office:value="330">
                <text:p>330</text:p>
              </table:table-cell>
              <table:table-cell office:value-type="float" office:value="249">
                <text:p>249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4">
                <text:p>1.4</text:p>
              </table:table-cell>
              <table:table-cell office:value-type="float" office:value="332">
                <text:p>332</text:p>
              </table:table-cell>
              <table:table-cell office:value-type="float" office:value="344">
                <text:p>344</text:p>
              </table:table-cell>
              <table:table-cell office:value-type="float" office:value="318">
                <text:p>31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Linux_X86_64 LibreOffice_project/4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